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91cm" style:rel-column-width="9601*"/>
    </style:style>
    <style:style style:name="Tableau1.B" style:family="table-column">
      <style:table-column-properties style:column-width="1.969cm" style:rel-column-width="7588*"/>
    </style:style>
    <style:style style:name="Tableau1.C" style:family="table-column">
      <style:table-column-properties style:column-width="6.83cm" style:rel-column-width="26328*"/>
    </style:style>
    <style:style style:name="Tableau1.D" style:family="table-column">
      <style:table-column-properties style:column-width="5.711cm" style:rel-column-width="2201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2" style:family="table-row">
      <style:table-row-properties style:min-row-height="1.229cm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background-color="#009900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background-color="transparent">
        <style:background-image/>
      </style:paragraph-properties>
    </style:style>
    <style:style style:name="P3" style:family="paragraph" style:parent-style-name="Text_20_body">
      <style:paragraph-properties fo:text-align="start" style:justify-single-word="false" style:vertical-align="midd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Rapport de séance 3</text:p>
      <text:p text:style-name="Text_20_body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Présence</text:p>
          </table:table-cell>
          <table:table-cell table:style-name="Tableau1.A1" office:value-type="string">
            <text:p text:style-name="P1">Tâche</text:p>
          </table:table-cell>
          <table:table-cell table:style-name="Tableau1.D1" office:value-type="string">
            <text:p text:style-name="P1">Commun</text:p>
          </table:table-cell>
        </table:table-row>
        <table:table-row table:style-name="Tableau1.2">
          <table:table-cell table:style-name="Tableau1.A2" office:value-type="string">
            <text:p text:style-name="Table_20_Contents">Combasteix</text:p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Table_20_Contents">- Travail avec Lion et Lebourdais et recherche de travaux antérieur sur PiCross</text:p>
          </table:table-cell>
          <table:table-cell table:style-name="Tableau1.D2" table:number-rows-spanned="8" office:value-type="string">
            <text:p text:style-name="P3"/>
          </table:table-cell>
        </table:table-row>
        <table:table-row table:style-name="Tableau1.2">
          <table:table-cell table:style-name="Tableau1.A2" office:value-type="string">
            <text:p text:style-name="Table_20_Contents">Di Carlo</text:p>
            <text:p text:style-name="Table_20_Contents"/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Table_20_Contents">- Réalisation de la trace du rdv de la matinée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Lion</text:p>
            <text:p text:style-name="Table_20_Contents"/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Table_20_Contents">- Recherche des différentes classes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Oualet</text:p>
            <text:p text:style-name="Table_20_Contents"/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Table_20_Contents">- Début de création de l'IHM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Prod'homme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>- Début de rédaction du cahier des charges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Lebourdais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>- Recherche techniques résolution PiCross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Messagier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>- Travail sur le diagramme de Gant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Oktay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Table_20_Contents">- Travail sur le diagramme de Gant</text:p>
          </table:table-cell>
          <table:covered-table-cell/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alibri" fo:font-size="25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ête" style:family="paragraph" style:parent-style-name="Standard" style:default-outline-level="" style:list-style-name="" style:class="text">
      <style:text-properties fo:font-size="13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keep-together="auto" style:page-number="auto" fo:background-color="transparent" style:shadow="none">
        <style:tab-stops/>
        <style:background-image/>
      </style:paragraph-properties>
      <style:text-properties fo:font-size="17pt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19T14:13:59.97</meta:creation-date>
    <meta:editing-duration>PT4M31S</meta:editing-duration>
    <meta:editing-cycles>3</meta:editing-cycles>
    <meta:generator>OpenOffice/4.1.3$Win32 OpenOffice.org_project/413m1$Build-9783</meta:generator>
    <meta:initial-creator>Benjamin DI CARLO</meta:initial-creator>
    <dc:date>2018-01-19T15:32:35.67</dc:date>
    <dc:creator>Benjamin DI CARLO</dc:creator>
    <meta:document-statistic meta:table-count="1" meta:image-count="0" meta:object-count="0" meta:page-count="1" meta:paragraph-count="20" meta:word-count="77" meta:character-count="439"/>
  </office:meta>
</office:document-meta>
</file>